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32pt" fo:language="ru" fo:country="RU" officeooo:paragraph-rsid="001da1a9"/>
    </style:style>
    <style:style style:name="P2" style:family="paragraph" style:parent-style-name="Standard">
      <style:paragraph-properties style:writing-mode="lr-tb"/>
      <style:text-properties fo:font-size="14pt" fo:language="ru" fo:country="RU" officeooo:rsid="001eec17" officeooo:paragraph-rsid="001eec17" style:font-size-asian="14pt" style:font-size-complex="14pt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line-height="115%" fo:text-align="justify" style:justify-single-word="false" fo:text-indent="-0.635cm" style:auto-text-indent="false"/>
      <style:text-properties fo:font-size="14pt" officeooo:paragraph-rsid="001da1a9" style:font-size-asian="14pt" style:font-size-complex="14pt"/>
    </style:style>
    <style:style style:name="P5" style:family="paragraph" style:parent-style-name="Text_20_body">
      <style:paragraph-properties style:writing-mode="lr-tb"/>
      <style:text-properties fo:color="#000000" style:font-name="Times New Roman1" fo:font-size="14pt" fo:language="uk" fo:country="UA" fo:font-weight="bold" officeooo:paragraph-rsid="001da1a9" style:font-size-asian="14pt" style:font-weight-asian="bold" style:font-size-complex="14pt" style:font-weight-complex="bold"/>
    </style:style>
    <style:style style:name="P6" style:family="paragraph" style:parent-style-name="Text_20_body">
      <style:paragraph-properties style:writing-mode="lr-tb"/>
      <style:text-properties fo:color="#000000" style:font-name="Times New Roman1" fo:font-size="14pt" fo:language="uk" fo:country="UA" fo:font-style="italic" style:text-underline-style="solid" style:text-underline-width="auto" style:text-underline-color="font-color" fo:font-weight="bold" officeooo:paragraph-rsid="001da1a9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fo:language="uk" fo:country="UA" style:text-underline-style="solid" style:text-underline-width="auto" style:text-underline-color="font-color" fo:font-weight="bold"/>
    </style:style>
    <style:style style:name="T5" style:family="text">
      <style:text-properties fo:color="#000000" style:font-name="Times New Roman" fo:font-size="14pt" fo:language="uk" fo:country="UA" style:font-size-asian="14pt" style:font-size-complex="14pt"/>
    </style:style>
    <style:style style:name="T6" style:family="text">
      <style:text-properties fo:color="#000000" style:font-name="Times New Roman" fo:font-size="14pt" fo:language="uk" fo:country="UA" style:text-underline-style="none" fo:background-color="#ffffff" loext:char-shading-value="0" style:font-size-asian="14pt" style:font-size-complex="14pt"/>
    </style:style>
    <style:style style:name="T7" style:family="text">
      <style:text-properties fo:color="#000000" style:font-name="Times New Roman" fo:font-size="14pt" fo:language="uk" fo:country="UA" style:text-underline-style="none" officeooo:rsid="001da1a9" fo:background-color="#ffffff" loext:char-shading-value="0" style:font-size-asian="14pt" style:font-size-complex="14pt"/>
    </style:style>
    <style:style style:name="T8" style:family="text">
      <style:text-properties fo:color="#000000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style:text-underline-style="none" officeooo:rsid="001da1a9" fo:background-color="#ffffff" loext:char-shading-value="0" style:font-size-asian="14pt" style:font-size-complex="14pt"/>
    </style:style>
    <style:style style:name="T10" style:family="text">
      <style:text-properties fo:color="#000000" style:font-name="Times New Roman" fo:font-size="14pt" fo:language="en" fo:country="US" style:text-underline-style="none" officeooo:rsid="001da1a9" fo:background-color="#ffffff" loext:char-shading-value="0" style:font-size-asian="14pt" style:font-size-complex="14pt"/>
    </style:style>
    <style:style style:name="T11" style:family="text">
      <style:text-properties fo:color="#000000" style:font-name="Times New Roman" style:text-underline-style="none" fo:background-color="#ffffff" loext:char-shading-value="0"/>
    </style:style>
    <style:style style:name="T12" style:family="text">
      <style:text-properties fo:color="#000000" style:font-name="Times New Roman" style:text-underline-style="none" officeooo:rsid="001da1a9" fo:background-color="#ffffff" loext:char-shading-value="0"/>
    </style:style>
    <style:style style:name="T13" style:family="text">
      <style:text-properties fo:color="#000000" style:font-name="Times New Roman" style:text-underline-style="none" fo:font-weight="bold" fo:background-color="#ffffff" loext:char-shading-value="0" style:font-weight-asian="bold" style:font-weight-complex="bold"/>
    </style:style>
    <style:style style:name="T14" style:family="text">
      <style:text-properties fo:color="#000000" style:font-name="Times New Roman" style:text-underline-style="none" fo:font-weight="bold" officeooo:rsid="001da1a9" fo:background-color="#ffffff" loext:char-shading-value="0" style:font-weight-asian="bold" style:font-weight-complex="bold"/>
    </style:style>
    <style:style style:name="T15" style:family="text">
      <style:text-properties fo:color="#000000" style:font-name="Times New Roman" officeooo:rsid="001da1a9" fo:background-color="#ffffff" loext:char-shading-value="0"/>
    </style:style>
    <style:style style:name="T16" style:family="text">
      <style:text-properties fo:color="#000000" style:font-name="Times New Roman" fo:language="en" fo:country="US" style:text-underline-style="none" fo:background-color="#ffffff" loext:char-shading-value="0"/>
    </style:style>
    <style:style style:name="T17" style:family="text">
      <style:text-properties fo:color="#000000" style:font-name="Times New Roman" style:text-underline-style="solid" style:text-underline-width="auto" style:text-underline-color="font-color" fo:background-color="#ffffff" loext:char-shading-value="0"/>
    </style:style>
    <style:style style:name="T18" style:family="text">
      <style:text-properties fo:color="#000000" style:font-name="Times New Roman1" fo:language="uk" fo:country="UA"/>
    </style:style>
    <style:style style:name="T19" style:family="text">
      <style:text-properties fo:color="#000000" style:font-name="Times New Roman1" fo:language="uk" fo:country="UA" fo:font-weight="bold" style:font-weight-asian="bold" style:font-weight-complex="bold"/>
    </style:style>
    <style:style style:name="T20" style:family="text">
      <style:text-properties fo:font-weight="bold"/>
    </style:style>
    <style:style style:name="T21" style:family="text">
      <style:text-properties fo:font-weight="bold" officeooo:rsid="001da1a9" style:font-size-asian="32pt" style:font-weight-asian="bold" style:font-size-complex="3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" style:text-underline-style="none" officeooo:rsid="001da1a9" fo:background-color="#ffffff" loext:char-shading-value="0"/>
    </style:style>
    <style:style style:name="T24" style:family="text">
      <style:text-properties style:font-name="Times New Roman" officeooo:rsid="001da1a9" fo:background-color="#ffffff" loext:char-shading-value="0"/>
    </style:style>
    <style:style style:name="T25" style:family="text">
      <style:text-properties style:text-underline-style="solid" style:text-underline-width="auto" style:text-underline-color="font-color" fo:font-weight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officeooo:rsid="001da1a9"/>
    </style:style>
    <style:style style:name="T28" style:family="text">
      <style:text-properties fo:language="ru" fo:country="RU" officeooo:rsid="001da1a9"/>
    </style:style>
    <style:style style:name="T29" style:family="text">
      <style:text-properties fo:language="ru" fo:country="RU" style:text-underline-style="solid" style:text-underline-width="auto" style:text-underline-color="font-color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font-variant="normal" fo:text-transform="none"/>
    </style:style>
    <style:style style:name="T33" style:family="text">
      <style:text-properties fo:font-variant="normal" fo:text-transform="none" fo:color="#000000" style:font-name="Times New Roman1" fo:language="uk" fo:country="UA"/>
    </style:style>
    <style:style style:name="T34" style:family="text">
      <style:text-properties fo:font-variant="normal" fo:text-transform="none" fo:color="#000000" style:font-name="Times New Roman1" fo:language="uk" fo:country="UA" fo:font-weight="bold" style:font-weight-asian="bold" style:font-weight-complex="bold"/>
    </style:style>
    <style:style style:name="T35" style:family="text">
      <style:text-properties fo:font-variant="normal" fo:text-transform="none" fo:language="uk" fo:country="UA"/>
    </style:style>
    <style:style style:name="T36" style:family="text">
      <style:text-properties fo:font-variant="normal" fo:text-transform="none" fo:language="uk" fo:country="UA" fo:font-weight="bold" officeooo:rsid="001da1a9"/>
    </style:style>
    <style:style style:name="T37" style:family="text">
      <style:text-properties style:font-name="Symbol"/>
    </style:style>
    <style:style style:name="T38" style:family="text">
      <style:text-properties style:font-name="Symbol" fo:font-weight="bold" officeooo:rsid="001da1a9"/>
    </style:style>
    <style:style style:name="T3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1">7.4 </text:span><text:span text:style-name="T5">Во всех 32-разрядных ветках ОС Windows объектные (.OBJ), библиотечные (.LIB) и исполняемые (.EXE и .DLL) файлы хранятся в едином формате COFF (Common Object File Format), который используется некоторыми системами семейства Unix и ОС VMS. Общая </text:span><text:span text:style-name="T8">структура PE-файла такова</text:span><text:span text:style-name="T5">: </text:span><text:span text:style-name="T6">, </text:span><text:span text:style-name="T9">заголовок DOS, заголовок </text:span><text:span text:style-name="T10">PE</text:span><text:span text:style-name="T6">, </text:span><text:span text:style-name="T9">заголовок секции</text:span><text:span text:style-name="T6">, </text:span><text:span text:style-name="T7">с</text:span><text:span text:style-name="T9">екции.</text:span></text:p>
      <text:p text:style-name="P5"><text:span text:style-name="T23">Особливості ураження файлів, що виконуються комп’ютерним вірусом</text:span></text:p>
      <text:p text:style-name="P4"><text:span text:style-name="T19"><text:s text:c="3"/>1.</text:span><text:span text:style-name="T34"> </text:span><text:span text:style-name="T3">Подмена адресов таблиц</text:span><text:span text:style-name="T22">ы импорта файлов</text:span>. Старые запоминаются –после выполнения новых происходит вызов старых. <text:span text:style-name="T19">2</text:span><text:span text:style-name="T18">.</text:span><text:span text:style-name="T33"> </text:span><text:span text:style-name="T22">Замищение загруженых впамять АР</text:span><text:span text:style-name="T31">I</text:span><text:span text:style-name="T22"> первых бит</text:span><text:span text:style-name="T39"> на команду перехода на новый обект.</text:span> <text:span text:style-name="T22">Виды внедрения</text:span> вируса в тело програмы: <text:span text:style-name="T3">1) </text:span>Запись в начало – характерно для файлов с простой структурой(.со<text:span text:style-name="T30">m</text:span>) <text:span text:style-name="T3">2)</text:span><text:span text:style-name="T35"> </text:span>Запись в середину – <text:s/>некоторые секции содержат много свободного пространства, вирус записаться  туда, при этом не меняет размер файла <text:span text:style-name="T3">3)</text:span><text:span text:style-name="T35"> </text:span>Запись в конец – основной вариант изменяется точка входа в заголовок таким образом чтобы вирус получал управление первым. </text:p>
      <text:p text:style-name="P6"><text:span text:style-name="T24">Типи комп’ютерних вірусів.</text:span></text:p>
      <text:p text:style-name="P3"><text:span text:style-name="T4">За об’єктами </text:span>зараження <text:span text:style-name="T36">( </text:span><text:span text:style-name="T2">Файлові</text:span> — <text:span text:style-name="T1">заражують виконувані файли, а також допоміжні програми, що завантажуються при виконанні інших програм, </text:span><text:span text:style-name="T2">Завантажувальні</text:span> — <text:span text:style-name="T1">заражують сектор завантаження диска, </text:span><text:span text:style-name="T2">Текстові (макро-віруси)</text:span> – <text:span text:style-name="T1">заражують текстові файли редактора </text:span><text:span text:style-name="T30">WinWord</text:span><text:span text:style-name="T1">, інші документи та об’єкти, що містять макроси, </text:span><text:span text:style-name="T2">Завантажувально-файлові віруси</text:span> — <text:span text:style-name="T1">здатні вражати як код </text:span><text:span text:style-name="T30">boot</text:span><text:span text:style-name="T1">-секторів, так і код файлів</text:span></text:p>
      <text:p text:style-name="P7"><text:span text:style-name="T4">За зовнішнім виглядом</text:span><text:span text:style-name="T2"> </text:span><text:span text:style-name="T27">( </text:span><text:span text:style-name="T2">Звичайні</text:span> – <text:span text:style-name="T1">код вірусу можна побачити на диску, </text:span><text:span text:style-name="T2">Невидимі</text:span> <text:span text:style-name="T1">(</text:span><text:span text:style-name="T30">Stealth</text:span>-<text:span text:style-name="T1">віруси) – використовують особливі засоби маскування і при перегляді код вірусу не видно</text:span><text:span text:style-name="T28">), </text:span><text:span text:style-name="T2">Поліморфні</text:span> — <text:span text:style-name="T1">код вірусу видозмінюється</text:span><text:span text:style-name="T28">) </text:span></text:p>
      <text:p text:style-name="P7"><text:span text:style-name="T4">За результатами діяльності </text:span><text:span text:style-name="T27">(</text:span><text:span text:style-name="T32"> </text:span><text:span text:style-name="T2">Безпечні – </text:span><text:span text:style-name="T1">не виконують ніяких дій, окрім свого розповсюдження і видачі різних повідомлень або інших ефектів ,</text:span><text:span text:style-name="T32"> </text:span><text:span text:style-name="T2">Небезпечні</text:span> — <text:span text:style-name="T1">що призводять до втрати інформації і руйнування обчислювальної системи.</text:span><text:span text:style-name="T28">)</text:span></text:p>
      <text:p text:style-name="P7"><text:span text:style-name="T4">За </text:span><text:span text:style-name="T25">способом </text:span>зараження ( Резидентные – постоянно находятся в памяти<text:span text:style-name="T37">, </text:span><text:span text:style-name="T20">Не ризидентные </text:span>– во время работы зараженного ПО активны<text:span text:style-name="T28">) </text:span></text:p>
      <text:p text:style-name="P2"><text:span text:style-name="T14">П</text:span><text:span text:style-name="T13">олиморфные вирусы</text:span><text:span text:style-name="T11">- это технология, позвол защищаться вирусу от обнаруж путем сканирования. Осн прием — шифрование.</text:span></text:p>
      <text:p text:style-name="P2"><text:span text:style-name="T17">Уровни полиморфизма:</text:span><text:span text:style-name="T11"> </text:span></text:p>
      <text:p text:style-name="P2"><text:span text:style-name="T11">1) Вирус имеет набор расшифровщиков и при заражение выберет один из них</text:span></text:p>
      <text:p text:style-name="P2"><text:span text:style-name="T11">2) Расшифровщик имеет несколько пстоянных инструкций , а остальн меняются</text:span></text:p>
      <text:p text:style-name="P2"><text:span text:style-name="T11">3)Расшифровщик сожержит неиспольз инструкции </text:span><text:span text:style-name="T16">NOP, CLI</text:span></text:p>
      <text:p text:style-name="P2"><text:span text:style-name="T11">4)Расшифровщик содержит взаимно заменимые команды и переставл порядок следов команд( </text:span><text:span text:style-name="T16">add eax 3, sub eax -3). </text:span><text:span text:style-name="T11">Использ выше перечисл приемы алгор шифр не постоян.Тело вируса разбив на блоки и эти блоки случ переставляютс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40:25.346000000</meta:creation-date>
    <dc:date>2015-07-10T17:04:55.995000000</dc:date>
    <meta:editing-duration>PT8M37S</meta:editing-duration>
    <meta:editing-cycles>1</meta:editing-cycles>
    <meta:document-statistic meta:table-count="0" meta:image-count="0" meta:object-count="0" meta:page-count="1" meta:paragraph-count="14" meta:word-count="337" meta:character-count="2507" meta:non-whitespace-character-count="2160"/>
    <meta:generator>LibreOffice/4.4.4.3$Windows_x86 LibreOffice_project/2c39ebcf046445232b798108aa8a7e7d89552ea8</meta:generator>
  </office:meta>
</office:document-meta>
</file>